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/>
    <style:font-face style:name="Liberation Mono1" svg:font-family="'Liberation Mono', 'Courier New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688cm" table:align="left" style:writing-mode="lr-tb"/>
    </style:style>
    <style:style style:name="Table1.A" style:family="table-column">
      <style:table-column-properties style:column-width="0.864cm"/>
    </style:style>
    <style:style style:name="Table1.B" style:family="table-column">
      <style:table-column-properties style:column-width="8.132cm"/>
    </style:style>
    <style:style style:name="Table1.C" style:family="table-column">
      <style:table-column-properties style:column-width="6.69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background-color="#ffffcc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6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7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8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8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9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.B1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.A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2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6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6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7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19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19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0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20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1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21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3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23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5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25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e1.A2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B27" style:family="table-cell">
      <style:table-cell-properties style:vertical-align="middle" fo:padding="0.097cm" fo:border-left="0.05pt solid #000000" fo:border-right="none" fo:border-top="none" fo:border-bottom="0.05pt solid #000000" style:writing-mode="lr-tb"/>
    </style:style>
    <style:style style:name="Table1.C27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language="en" fo:country="US" officeooo:paragraph-rsid="001c9c28"/>
    </style:style>
    <style:style style:name="P2" style:family="paragraph" style:parent-style-name="Standard">
      <style:text-properties fo:language="en" fo:country="US" officeooo:rsid="013511e3" officeooo:paragraph-rsid="001c9c28"/>
    </style:style>
    <style:style style:name="P3" style:family="paragraph" style:parent-style-name="Standard">
      <style:text-properties fo:language="en" fo:country="US" officeooo:paragraph-rsid="001c9c28"/>
    </style:style>
    <style:style style:name="P4" style:family="paragraph" style:parent-style-name="Standard">
      <style:paragraph-properties fo:text-align="justify" style:justify-single-word="false"/>
      <style:text-properties style:font-name="Liberation Serif1" fo:language="en" fo:country="US" fo:font-weight="bold" officeooo:paragraph-rsid="001a7257" style:font-weight-asian="bold" style:font-weight-complex="bold"/>
    </style:style>
    <style:style style:name="P5" style:family="paragraph" style:parent-style-name="Standard">
      <style:text-properties style:font-name="Liberation Serif1" fo:language="en" fo:country="US" fo:font-weight="bold" officeooo:paragraph-rsid="001c9c28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language="en" fo:country="US" officeooo:paragraph-rsid="001c9c28"/>
    </style:style>
    <style:style style:name="P7" style:family="paragraph" style:parent-style-name="Standard">
      <style:paragraph-properties fo:break-before="page"/>
      <style:text-properties fo:language="en" fo:country="US" officeooo:paragraph-rsid="001c9c28"/>
    </style:style>
    <style:style style:name="P8" style:family="paragraph" style:parent-style-name="Standard">
      <style:paragraph-properties fo:padding="0.049cm" fo:border="0.06pt solid #000000" style:shadow="#808080 0.18cm 0.18cm"/>
      <style:text-properties fo:language="en" fo:country="US" officeooo:paragraph-rsid="001c9c28"/>
    </style:style>
    <style:style style:name="P9" style:family="paragraph" style:parent-style-name="Standard">
      <style:paragraph-properties fo:text-align="center" style:justify-single-word="false" fo:padding="0.049cm" fo:border="0.06pt solid #000000" style:shadow="#808080 0.18cm 0.18cm"/>
      <style:text-properties style:font-name="Liberation Mono" fo:language="en" fo:country="US" fo:font-weight="bold" officeooo:rsid="001655b9" officeooo:paragraph-rsid="001c9c28" style:font-weight-asian="bold" style:font-weight-complex="bold"/>
    </style:style>
    <style:style style:name="P10" style:family="paragraph" style:parent-style-name="Standard">
      <style:paragraph-properties fo:text-align="start" style:justify-single-word="false" fo:padding="0.049cm" fo:border="0.06pt solid #000000" style:shadow="#808080 0.18cm 0.18cm"/>
      <style:text-properties style:font-name="Liberation Mono" fo:language="en" fo:country="US" fo:font-weight="bold" officeooo:rsid="0014f52a" officeooo:paragraph-rsid="001c9c28" style:font-weight-asian="bold" style:font-weight-complex="bold"/>
    </style:style>
    <style:style style:name="P11" style:family="paragraph" style:parent-style-name="Standard">
      <style:paragraph-properties fo:text-align="start" style:justify-single-word="false" fo:padding="0.049cm" fo:border="0.06pt solid #000000" style:shadow="#808080 0.18cm 0.18cm"/>
      <style:text-properties style:font-name="Liberation Mono" fo:language="en" fo:country="US" fo:font-weight="normal" officeooo:rsid="0014f52a" officeooo:paragraph-rsid="001c9c28" style:font-weight-asian="normal" style:font-weight-complex="normal"/>
    </style:style>
    <style:style style:name="P12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fo:language="en" fo:country="US" fo:font-weight="bold" officeooo:paragraph-rsid="001c9c28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fo:language="en" fo:country="US" fo:font-weight="bold" officeooo:rsid="002a0999" officeooo:paragraph-rsid="001c9c28" style:font-weight-asian="bold" style:font-weight-complex="bold"/>
    </style:style>
    <style:style style:name="P14" style:family="paragraph" style:parent-style-name="Preformatted_20_Text">
      <style:paragraph-properties fo:padding="0.049cm" fo:border="0.06pt solid #000000" style:shadow="#808080 0.18cm 0.18cm"/>
      <style:text-properties fo:language="en" fo:country="US" officeooo:rsid="002920fa" officeooo:paragraph-rsid="001c9c28"/>
    </style:style>
    <style:style style:name="P15" style:family="paragraph" style:parent-style-name="Preformatted_20_Text">
      <style:paragraph-properties fo:padding="0.049cm" fo:border="0.06pt solid #000000" style:shadow="#808080 0.18cm 0.18cm"/>
      <style:text-properties fo:language="en" fo:country="US" officeooo:rsid="00aa15c2" officeooo:paragraph-rsid="001c9c28"/>
    </style:style>
    <style:style style:name="P16" style:family="paragraph" style:parent-style-name="Preformatted_20_Text">
      <style:paragraph-properties fo:padding="0.049cm" fo:border="0.06pt solid #000000" style:shadow="#808080 0.18cm 0.18cm"/>
      <style:text-properties fo:language="en" fo:country="US" officeooo:paragraph-rsid="001c9c28"/>
    </style:style>
    <style:style style:name="P17" style:family="paragraph" style:parent-style-name="Preformatted_20_Text">
      <style:paragraph-properties fo:text-align="justify" style:justify-single-word="false" fo:padding="0.049cm" fo:border="0.06pt solid #000000" style:shadow="#808080 0.18cm 0.18cm"/>
      <style:text-properties fo:font-size="9.5pt" fo:language="en" fo:country="US" fo:font-style="normal" fo:font-weight="bold" officeooo:paragraph-rsid="001c9c28" style:font-size-asian="9.5pt" style:font-style-asian="normal" style:font-weight-asian="bold" style:font-size-complex="9.5pt" style:font-style-complex="normal" style:font-weight-complex="bold"/>
    </style:style>
    <style:style style:name="P18" style:family="paragraph" style:parent-style-name="Preformatted_20_Text">
      <style:paragraph-properties fo:text-align="justify" style:justify-single-word="false" fo:padding="0.049cm" fo:border="0.06pt solid #000000" style:shadow="#808080 0.18cm 0.18cm"/>
      <style:text-properties fo:font-size="9.5pt" fo:language="en" fo:country="US" officeooo:paragraph-rsid="001c9c28" style:font-size-asian="9.5pt" style:font-size-complex="9.5pt"/>
    </style:style>
    <style:style style:name="P19" style:family="paragraph" style:parent-style-name="Preformatted_20_Text">
      <style:paragraph-properties fo:text-align="justify" style:justify-single-word="false" fo:padding="0.049cm" fo:border="0.06pt solid #000000" style:shadow="#808080 0.18cm 0.18cm"/>
      <style:text-properties fo:font-size="9.5pt" fo:language="en" fo:country="US" officeooo:rsid="00a5d4be" officeooo:paragraph-rsid="001c9c28" style:font-size-asian="9.5pt" style:font-size-complex="9.5pt"/>
    </style:style>
    <style:style style:name="P20" style:family="paragraph" style:parent-style-name="Preformatted_20_Text">
      <style:paragraph-properties fo:text-align="justify" style:justify-single-word="false" fo:padding="0.049cm" fo:border="0.06pt solid #000000" style:shadow="#808080 0.18cm 0.18cm"/>
      <style:text-properties fo:font-size="9.5pt" fo:language="en" fo:country="US" officeooo:rsid="013511e3" officeooo:paragraph-rsid="001c9c28" style:font-size-asian="9.5pt" style:font-size-complex="9.5pt"/>
    </style:style>
    <style:style style:name="P21" style:family="paragraph" style:parent-style-name="Preformatted_20_Text">
      <style:paragraph-properties fo:text-align="justify" style:justify-single-word="false" fo:padding="0.049cm" fo:border="0.06pt solid #000000" style:shadow="#808080 0.18cm 0.18cm"/>
      <style:text-properties fo:font-size="9.5pt" fo:language="en" fo:country="US" fo:font-weight="normal" officeooo:rsid="00a0106f" officeooo:paragraph-rsid="001c9c28" style:font-size-asian="9.5pt" style:font-weight-asian="normal" style:font-size-complex="9.5pt" style:font-weight-complex="normal"/>
    </style:style>
    <style:style style:name="P22" style:family="paragraph" style:parent-style-name="Preformatted_20_Text">
      <style:paragraph-properties fo:text-align="start" style:justify-single-word="false" fo:padding="0.049cm" fo:border="0.06pt solid #000000" style:shadow="#808080 0.18cm 0.18cm"/>
      <style:text-properties fo:font-size="9.5pt" fo:language="en" fo:country="US" fo:font-weight="normal" officeooo:rsid="013511e3" officeooo:paragraph-rsid="001c9c28" style:font-size-asian="9.5pt" style:font-weight-asian="normal" style:font-size-complex="9.5pt" style:font-weight-complex="normal"/>
    </style:style>
    <style:style style:name="P23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fo:font-size="9.5pt" fo:language="en" fo:country="US" fo:font-weight="bold" officeooo:rsid="0135553a" officeooo:paragraph-rsid="001c9c28" style:font-size-asian="9.5pt" style:font-weight-asian="bold" style:font-size-complex="9.5pt" style:font-weight-complex="bold"/>
    </style:style>
    <style:style style:name="P24" style:family="paragraph" style:parent-style-name="Preformatted_20_Text">
      <style:paragraph-properties fo:text-align="start" style:justify-single-word="false" fo:padding="0.049cm" fo:border="0.06pt solid #000000" style:shadow="#808080 0.18cm 0.18cm"/>
      <style:text-properties fo:font-size="9.5pt" fo:language="en" fo:country="US" fo:font-weight="bold" officeooo:rsid="013511e3" officeooo:paragraph-rsid="001c9c28" style:font-size-asian="9.5pt" style:font-weight-asian="bold" style:font-size-complex="9.5pt" style:font-weight-complex="bold"/>
    </style:style>
    <style:style style:name="P25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fo:font-size="9.5pt" fo:language="en" fo:country="US" fo:font-weight="bold" officeooo:rsid="013511e3" officeooo:paragraph-rsid="001c9c28" style:font-size-asian="9.5pt" style:font-weight-asian="bold" style:font-size-complex="9.5pt" style:font-weight-complex="bold"/>
    </style:style>
    <style:style style:name="P26" style:family="paragraph" style:parent-style-name="Text_20_body">
      <style:paragraph-properties fo:padding="0.049cm" fo:border="0.06pt solid #000000" style:shadow="#808080 0.18cm 0.18cm"/>
      <style:text-properties fo:language="en" fo:country="US" fo:font-style="italic" officeooo:rsid="013f2f8a" officeooo:paragraph-rsid="001c9c28" style:font-style-asian="italic" style:font-style-complex="italic"/>
    </style:style>
    <style:style style:name="P27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rsid="003745d6" officeooo:paragraph-rsid="001affe2" style:font-size-asian="12pt" style:font-size-complex="12pt"/>
    </style:style>
    <style:style style:name="P28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paragraph-rsid="001affe2" style:font-size-asian="12pt" style:font-size-complex="12pt"/>
    </style:style>
    <style:style style:name="P29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rsid="00354977" officeooo:paragraph-rsid="001affe2" style:font-size-asian="12pt" style:font-size-complex="12pt"/>
    </style:style>
    <style:style style:name="P30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rsid="001b662d" officeooo:paragraph-rsid="001affe2" style:font-size-asian="12pt" style:font-size-complex="12pt"/>
    </style:style>
    <style:style style:name="P31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rsid="004ec679" officeooo:paragraph-rsid="001affe2" style:font-name-asian="Droid Sans Fallback" style:font-size-asian="12pt" style:font-name-complex="Liberation Mono" style:font-size-complex="12pt"/>
    </style:style>
    <style:style style:name="P32" style:family="paragraph" style:parent-style-name="Preformatted_20_Text">
      <style:paragraph-properties fo:text-align="justify" style:justify-single-word="false"/>
      <style:text-properties style:font-name="DejaVu Sans Light" fo:font-size="10pt" fo:language="en" fo:country="US" officeooo:rsid="003745d6" officeooo:paragraph-rsid="0013e129" style:font-size-asian="10pt" style:font-size-complex="10pt"/>
    </style:style>
    <style:style style:name="P33" style:family="paragraph" style:parent-style-name="Preformatted_20_Text">
      <style:paragraph-properties fo:text-align="center" style:justify-single-word="false"/>
      <style:text-properties fo:language="en" fo:country="US" fo:font-weight="bold" officeooo:paragraph-rsid="001c9c28" style:font-weight-asian="bold" style:font-weight-complex="bold"/>
    </style:style>
    <style:style style:name="P34" style:family="paragraph" style:parent-style-name="Preformatted_20_Text">
      <style:text-properties fo:language="en" fo:country="US" fo:font-weight="bold" officeooo:paragraph-rsid="001c9c28" style:font-weight-asian="bold" style:font-weight-complex="bold"/>
    </style:style>
    <style:style style:name="P35" style:family="paragraph" style:parent-style-name="Preformatted_20_Text">
      <style:paragraph-properties fo:text-align="center" style:justify-single-word="false"/>
      <style:text-properties fo:language="en" fo:country="US" officeooo:rsid="002858db" officeooo:paragraph-rsid="001c9c28"/>
    </style:style>
    <style:style style:name="P36" style:family="paragraph" style:parent-style-name="Preformatted_20_Text">
      <style:text-properties fo:language="en" fo:country="US" officeooo:rsid="002858db" officeooo:paragraph-rsid="001c9c28"/>
    </style:style>
    <style:style style:name="P37" style:family="paragraph" style:parent-style-name="Preformatted_20_Text">
      <style:text-properties fo:language="en" fo:country="US" fo:font-weight="normal" officeooo:rsid="00224d23" officeooo:paragraph-rsid="001c9c28" style:font-weight-asian="normal" style:font-weight-complex="normal"/>
    </style:style>
    <style:style style:name="P38" style:family="paragraph" style:parent-style-name="Preformatted_20_Text">
      <style:text-properties fo:language="en" fo:country="US" fo:font-weight="normal" officeooo:paragraph-rsid="001c9c28" style:font-weight-asian="normal" style:font-weight-complex="normal"/>
    </style:style>
    <style:style style:name="P39" style:family="paragraph" style:parent-style-name="Preformatted_20_Text">
      <style:paragraph-properties fo:text-align="center" style:justify-single-word="false"/>
      <style:text-properties fo:language="en" fo:country="US" officeooo:rsid="00224d23" officeooo:paragraph-rsid="001c9c28"/>
    </style:style>
    <style:style style:name="P40" style:family="paragraph" style:parent-style-name="Preformatted_20_Text">
      <style:text-properties fo:language="en" fo:country="US" officeooo:rsid="00224d23" officeooo:paragraph-rsid="001c9c28"/>
    </style:style>
    <style:style style:name="P41" style:family="paragraph" style:parent-style-name="Preformatted_20_Text">
      <style:text-properties fo:language="en" fo:country="US" officeooo:rsid="002736e8" officeooo:paragraph-rsid="001c9c28"/>
    </style:style>
    <style:style style:name="P42" style:family="paragraph" style:parent-style-name="Preformatted_20_Text">
      <style:paragraph-properties fo:text-align="center" style:justify-single-word="false"/>
      <style:text-properties fo:language="en" fo:country="US" officeooo:rsid="013511e3" officeooo:paragraph-rsid="001c9c28"/>
    </style:style>
    <style:style style:name="P43" style:family="paragraph" style:parent-style-name="Preformatted_20_Text">
      <style:text-properties fo:language="en" fo:country="US" officeooo:rsid="013511e3" officeooo:paragraph-rsid="001c9c28"/>
    </style:style>
    <style:style style:name="P44" style:family="paragraph" style:parent-style-name="Preformatted_20_Text">
      <style:text-properties fo:language="en" fo:country="US" officeooo:paragraph-rsid="001c9c28"/>
    </style:style>
    <style:style style:name="P45" style:family="paragraph" style:parent-style-name="Preformatted_20_Text">
      <style:text-properties fo:font-size="10pt" fo:language="en" fo:country="US" officeooo:rsid="00a0106f" officeooo:paragraph-rsid="001c9c28" style:font-name-asian="Droid Sans Fallback1" style:font-size-asian="10pt" style:font-name-complex="Liberation Mono1" style:font-size-complex="10pt"/>
    </style:style>
    <style:style style:name="P46" style:family="paragraph" style:parent-style-name="Preformatted_20_Text">
      <style:text-properties fo:font-size="10pt" fo:language="en" fo:country="US" officeooo:rsid="00a3de54" officeooo:paragraph-rsid="001c9c28" style:font-name-asian="Droid Sans Fallback1" style:font-size-asian="10pt" style:font-name-complex="Liberation Mono1" style:font-size-complex="10pt"/>
    </style:style>
    <style:style style:name="P47" style:family="paragraph" style:parent-style-name="Preformatted_20_Text">
      <style:paragraph-properties fo:text-align="center" style:justify-single-word="false"/>
      <style:text-properties fo:color="#800000" fo:language="en" fo:country="US" style:text-underline-style="solid" style:text-underline-width="auto" style:text-underline-color="font-color" fo:font-weight="bold" officeooo:paragraph-rsid="001c9c28" style:font-weight-asian="bold" style:font-weight-complex="bold"/>
    </style:style>
    <style:style style:name="P48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paragraph-rsid="001affe2" style:font-size-asian="12pt" style:font-size-complex="12pt"/>
    </style:style>
    <style:style style:name="P49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rsid="001b662d" officeooo:paragraph-rsid="001affe2" style:font-size-asian="12pt" style:font-size-complex="12pt"/>
    </style:style>
    <style:style style:name="P50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rsid="00354977" officeooo:paragraph-rsid="001affe2" style:font-size-asian="12pt" style:font-size-complex="12pt"/>
    </style:style>
    <style:style style:name="P51" style:family="paragraph" style:parent-style-name="Preformatted_20_Text">
      <style:paragraph-properties fo:text-align="justify" style:justify-single-word="false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paragraph-rsid="001affe2" style:font-size-asian="12pt" style:font-size-complex="12pt"/>
    </style:style>
    <style:style style:name="P52" style:family="paragraph" style:parent-style-name="Preformatted_20_Text">
      <style:paragraph-properties fo:text-align="justify" style:justify-single-word="false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rsid="005bfe29" officeooo:paragraph-rsid="001affe2" style:font-size-asian="12pt" style:font-size-complex="12pt"/>
    </style:style>
    <style:style style:name="P53" style:family="paragraph" style:parent-style-name="Preformatted_20_Text">
      <style:paragraph-properties fo:text-align="justify" style:justify-single-word="false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rsid="004ec679" officeooo:paragraph-rsid="001affe2" style:font-size-asian="12pt" style:font-size-complex="12pt"/>
    </style:style>
    <style:style style:name="P54" style:family="paragraph" style:parent-style-name="Preformatted_20_Text">
      <style:paragraph-properties fo:text-align="justify" style:justify-single-word="false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rsid="004ec679" officeooo:paragraph-rsid="001affe2" style:font-name-asian="Droid Sans Fallback" style:font-size-asian="12pt" style:font-name-complex="Liberation Mono" style:font-size-complex="12pt"/>
    </style:style>
    <style:style style:name="P55" style:family="paragraph" style:parent-style-name="Preformatted_20_Text">
      <style:paragraph-properties fo:text-align="start" style:justify-single-word="false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rsid="005315f6" officeooo:paragraph-rsid="001affe2" style:font-name-asian="Droid Sans Fallback" style:font-size-asian="12pt" style:font-name-complex="Liberation Mono" style:font-size-complex="12pt"/>
    </style:style>
    <style:style style:name="P56" style:family="paragraph" style:parent-style-name="Preformatted_20_Text">
      <style:paragraph-properties fo:text-align="center" style:justify-single-word="false" fo:background-color="#eeeeee" fo:padding="0.203cm" fo:border="1.05pt dotted #ff3333" style:shadow="#808080 0.178cm 0.178cm">
        <style:tab-stops/>
        <style:background-image/>
      </style:paragraph-properties>
      <style:text-properties style:font-name="DejaVu Sans Light" fo:font-size="12pt" fo:language="en" fo:country="US" officeooo:rsid="001a5458" officeooo:paragraph-rsid="001affe2" style:font-size-asian="12pt" style:font-size-complex="12pt"/>
    </style:style>
    <style:style style:name="P57" style:family="paragraph" style:parent-style-name="Preformatted_20_Text" style:master-page-name="">
      <style:paragraph-properties fo:text-align="center" style:justify-single-word="false" style:page-number="auto" fo:background-color="#eeeeee" fo:padding="0.457cm" fo:border="1.5pt dotted #ff3333" style:shadow="#808080 0.178cm 0.178cm">
        <style:tab-stops/>
        <style:background-image/>
      </style:paragraph-properties>
      <style:text-properties style:font-name="DejaVu Sans Light" fo:font-size="12pt" fo:language="en" fo:country="US" fo:font-weight="normal" officeooo:rsid="00af0b75" officeooo:paragraph-rsid="001affe2" style:font-size-asian="12pt" style:font-weight-asian="normal" style:font-size-complex="12pt" style:font-weight-complex="normal"/>
    </style:style>
    <style:style style:name="P58" style:family="paragraph" style:parent-style-name="Preformatted_20_Text" style:master-page-name="">
      <style:paragraph-properties fo:text-align="center" style:justify-single-word="false" style:page-number="auto" fo:background-color="transparent" fo:padding="0.049cm" fo:border="0.06pt solid #000000" style:shadow="#808080 0.18cm 0.18cm">
        <style:background-image/>
      </style:paragraph-properties>
      <style:text-properties fo:language="en" fo:country="US" fo:font-weight="bold" officeooo:paragraph-rsid="001c9c28" style:font-weight-asian="bold" style:font-weight-complex="bold"/>
    </style:style>
    <style:style style:name="P59" style:family="paragraph" style:parent-style-name="Preformatted_20_Text">
      <style:paragraph-properties fo:background-color="#ffffcc">
        <style:background-image/>
      </style:paragraph-properties>
      <style:text-properties fo:language="en" fo:country="US" fo:font-weight="bold" officeooo:paragraph-rsid="001c9c28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 fo:padding="0.102cm" fo:border="0.06pt solid #000000" style:shadow="#808080 0.178cm 0.178cm"/>
      <style:text-properties fo:language="en" fo:country="US" officeooo:rsid="00224d23" officeooo:paragraph-rsid="001c9c28"/>
    </style:style>
    <style:style style:name="P61" style:family="paragraph" style:parent-style-name="Preformatted_20_Text">
      <style:paragraph-properties fo:padding="0.102cm" fo:border="0.06pt solid #000000" style:shadow="#808080 0.178cm 0.178cm"/>
      <style:text-properties fo:language="en" fo:country="US" officeooo:rsid="00224d23" officeooo:paragraph-rsid="001c9c28"/>
    </style:style>
    <style:style style:name="P62" style:family="paragraph" style:parent-style-name="Preformatted_20_Text">
      <style:paragraph-properties fo:padding="0.102cm" fo:border="0.06pt solid #000000" style:shadow="#808080 0.178cm 0.178cm"/>
      <style:text-properties fo:language="en" fo:country="US" officeooo:rsid="00ab2bd1" officeooo:paragraph-rsid="001c9c28"/>
    </style:style>
    <style:style style:name="P63" style:family="paragraph" style:parent-style-name="Preformatted_20_Text">
      <style:paragraph-properties fo:background-color="transparent" fo:padding="0.049cm" fo:border="0.06pt solid #000000" style:shadow="#808080 0.18cm 0.18cm">
        <style:background-image/>
      </style:paragraph-properties>
      <style:text-properties fo:language="en" fo:country="US" officeooo:rsid="0014f52a" officeooo:paragraph-rsid="001c9c28"/>
    </style:style>
    <style:style style:name="P64" style:family="paragraph" style:parent-style-name="Preformatted_20_Text">
      <style:paragraph-properties fo:text-align="center" style:justify-single-word="false" fo:background-color="transparent" fo:padding="0.049cm" fo:border="0.06pt solid #000000" style:shadow="#808080 0.18cm 0.18cm">
        <style:background-image/>
      </style:paragraph-properties>
      <style:text-properties fo:language="en" fo:country="US" fo:font-weight="bold" officeooo:paragraph-rsid="001c9c28" style:font-weight-asian="bold" style:font-weight-complex="bold"/>
    </style:style>
    <style:style style:name="P65" style:family="paragraph" style:parent-style-name="Preformatted_20_Text">
      <style:paragraph-properties fo:background-color="transparent" fo:padding="0.049cm" fo:border="0.06pt solid #000000" style:shadow="#808080 0.18cm 0.18cm">
        <style:background-image/>
      </style:paragraph-properties>
      <style:text-properties fo:language="en" fo:country="US" fo:font-weight="bold" officeooo:paragraph-rsid="001c9c28" style:font-weight-asian="bold" style:font-weight-complex="bold"/>
    </style:style>
    <style:style style:name="P66" style:family="paragraph" style:parent-style-name="Preformatted_20_Text">
      <style:paragraph-properties fo:background-color="transparent" fo:padding="0.049cm" fo:border="0.06pt solid #000000" style:shadow="#808080 0.18cm 0.18cm">
        <style:background-image/>
      </style:paragraph-properties>
      <style:text-properties fo:language="en" fo:country="US" officeooo:paragraph-rsid="001c9c28"/>
    </style:style>
    <style:style style:name="P67" style:family="paragraph" style:parent-style-name="Standard">
      <style:paragraph-properties fo:margin-top="0.4cm" fo:margin-bottom="0cm" style:contextual-spacing="false" fo:text-align="center" style:justify-single-word="false" fo:background-color="#eeeeee" style:border-line-width="0.042cm 0.021cm 0.021cm" fo:padding="0.4cm" fo:border="2.41pt double #ffd320" style:shadow="none">
        <style:background-image/>
      </style:paragraph-properties>
      <style:text-properties fo:color="#800000" style:font-name="Liberation Serif1" fo:language="en" fo:country="US" fo:font-style="normal" fo:font-weight="normal" officeooo:paragraph-rsid="001a7257" style:font-style-asian="normal" style:font-weight-asian="normal" style:font-style-complex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style:font-name="Liberation Serif1" fo:font-size="12pt" fo:language="en" fo:country="US" fo:font-weight="bold" officeooo:rsid="00b420d8" officeooo:paragraph-rsid="001c9c28" style:font-name-asian="Droid Sans Fallback" style:font-size-asian="12pt" style:font-weight-asian="bold" style:font-name-complex="Liberation Mono" style:font-size-complex="12pt" style:font-weight-complex="bold"/>
    </style:style>
    <style:style style:name="P69" style:family="paragraph" style:parent-style-name="Standard" style:master-page-name="Cover">
      <style:paragraph-properties fo:text-align="center" style:justify-single-word="false" style:page-number="1" fo:background-color="#eeeeee" style:border-line-width="0.042cm 0.021cm 0.021cm" fo:padding="0.4cm" fo:border="2.41pt double #ffd320" style:shadow="none">
        <style:background-image/>
      </style:paragraph-properties>
      <style:text-properties fo:color="#800000" style:font-name="DejaVu Sans Condensed" fo:font-size="15pt" fo:language="en" fo:country="US" fo:font-weight="bold" officeooo:paragraph-rsid="001a7257" style:font-size-asian="15pt" style:font-weight-asian="bold" style:font-size-complex="15pt" style:font-weight-complex="bold"/>
    </style:style>
    <style:style style:name="P70" style:family="paragraph" style:parent-style-name="Standard">
      <style:paragraph-properties fo:text-align="center" style:justify-single-word="false" fo:background-color="#eeeeee" fo:padding="0.049cm" fo:border="1.5pt dotted #ff0000" style:shadow="#808080 0.18cm 0.18cm">
        <style:background-image/>
      </style:paragraph-properties>
      <style:text-properties fo:color="#579d1c" style:font-name="Liberation Sans1" fo:font-size="16pt" style:text-underline-style="none" fo:font-weight="bold" officeooo:paragraph-rsid="001df044" style:font-name-asian="Droid Sans Fallback" style:font-size-asian="16pt" style:font-weight-asian="bold" style:font-name-complex="Liberation Mono" style:font-size-complex="16pt" style:font-weight-complex="bold"/>
    </style:style>
    <style:style style:name="P71" style:family="paragraph" style:parent-style-name="Standard">
      <style:paragraph-properties fo:text-align="center" style:justify-single-word="false" fo:background-color="#eeeeee" fo:padding="0.049cm" fo:border="1.5pt dotted #ff0000" style:shadow="#808080 0.18cm 0.18cm">
        <style:background-image/>
      </style:paragraph-properties>
      <style:text-properties fo:color="#579d1c" style:font-name="Liberation Sans1" fo:font-size="16pt" style:text-underline-style="none" fo:font-weight="bold" officeooo:paragraph-rsid="001df044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 fo:background-color="#eeeeee" fo:padding="0.049cm" fo:border="1.5pt dotted #ff0000" style:shadow="#808080 0.18cm 0.18cm">
        <style:background-image/>
      </style:paragraph-properties>
      <style:text-properties fo:color="#579d1c" fo:font-size="16pt" fo:font-weight="bold" officeooo:paragraph-rsid="001df044" style:font-size-asian="16pt" style:font-weight-asian="bold" style:font-size-complex="16pt" style:font-weight-complex="bold"/>
    </style:style>
    <style:style style:name="P73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rsid="00354977" officeooo:paragraph-rsid="001df044" style:font-size-asian="12pt" style:font-size-complex="12pt"/>
    </style:style>
    <style:style style:name="P74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rsid="003745d6" officeooo:paragraph-rsid="001df044" style:font-size-asian="12pt" style:font-size-complex="12pt"/>
    </style:style>
    <style:style style:name="P75" style:family="paragraph" style:parent-style-name="Preformatted_20_Text">
      <style:paragraph-properties fo:text-align="justify" style:justify-single-word="false" fo:padding="0.049cm" fo:border="none" style:shadow="none"/>
      <style:text-properties style:font-name="DejaVu Sans Light" fo:font-size="12pt" fo:language="en" fo:country="US" officeooo:rsid="00258bc8" officeooo:paragraph-rsid="001df044" style:font-size-asian="12pt" style:font-size-complex="12pt"/>
    </style:style>
    <style:style style:name="P76" style:family="paragraph" style:parent-style-name="Preformatted_20_Text">
      <style:paragraph-properties fo:text-align="justify" style:justify-single-word="false"/>
      <style:text-properties style:font-name="DejaVu Sans Light" fo:font-size="12pt" fo:language="en" fo:country="US" officeooo:rsid="001b662d" officeooo:paragraph-rsid="001df044" style:font-size-asian="12pt" style:font-size-complex="12pt"/>
    </style:style>
    <style:style style:name="P77" style:family="paragraph" style:parent-style-name="Preformatted_20_Text">
      <style:paragraph-properties fo:padding="0.102cm" fo:border="0.06pt solid #000000" style:shadow="#808080 0.178cm 0.178cm"/>
      <style:text-properties fo:language="en" fo:country="US" fo:font-weight="bold" officeooo:rsid="00224d23" officeooo:paragraph-rsid="001c9c28" style:font-weight-asian="bold" style:font-weight-complex="bold"/>
    </style:style>
    <style:style style:name="P78" style:family="paragraph" style:parent-style-name="Preformatted_20_Text">
      <style:paragraph-properties fo:padding="0.102cm" fo:border="0.06pt solid #000000" style:shadow="#808080 0.178cm 0.178cm"/>
      <style:text-properties fo:language="en" fo:country="US" fo:font-weight="bold" officeooo:rsid="00224d23" officeooo:paragraph-rsid="001e39c6" style:font-weight-asian="bold" style:font-weight-complex="bold"/>
    </style:style>
    <style:style style:name="P79" style:family="paragraph" style:parent-style-name="Preformatted_20_Text">
      <style:paragraph-properties fo:padding="0.102cm" fo:border="0.06pt solid #000000" style:shadow="#808080 0.178cm 0.178cm"/>
      <style:text-properties fo:language="en" fo:country="US" fo:font-weight="normal" officeooo:rsid="00224d23" officeooo:paragraph-rsid="001c9c28" style:font-weight-asian="normal" style:font-weight-complex="normal"/>
    </style:style>
    <style:style style:name="P80" style:family="paragraph" style:parent-style-name="Preformatted_20_Text">
      <style:paragraph-properties fo:text-align="center" style:justify-single-word="false" fo:padding="0.049cm" fo:border="0.06pt solid #000000" style:shadow="#808080 0.18cm 0.18cm"/>
      <style:text-properties fo:language="en" fo:country="US" officeooo:paragraph-rsid="001c9c28"/>
    </style:style>
    <style:style style:name="P81" style:family="paragraph" style:parent-style-name="Heading_20_1">
      <style:text-properties fo:language="en" fo:country="US" officeooo:paragraph-rsid="001a7257"/>
    </style:style>
    <style:style style:name="P82" style:family="paragraph" style:parent-style-name="Heading_20_1" style:list-style-name="">
      <style:paragraph-properties fo:text-align="justify" style:justify-single-word="false"/>
      <style:text-properties style:font-name="Liberation Serif1" fo:language="en" fo:country="US" fo:font-weight="bold" officeooo:paragraph-rsid="001c9c28" style:font-weight-asian="bold" style:font-weight-complex="bold"/>
    </style:style>
    <style:style style:name="P83" style:family="paragraph" style:parent-style-name="Heading_20_1">
      <style:paragraph-properties fo:text-align="justify" style:justify-single-word="false"/>
      <style:text-properties style:font-name="Liberation Serif1" fo:language="en" fo:country="US" fo:font-weight="bold" officeooo:paragraph-rsid="001c9c28" style:font-weight-asian="bold" style:font-weight-complex="bold"/>
    </style:style>
    <style:style style:name="P84" style:family="paragraph" style:parent-style-name="Heading_20_1">
      <style:paragraph-properties fo:break-before="page"/>
      <style:text-properties fo:language="en" fo:country="US" officeooo:paragraph-rsid="001c9c28"/>
    </style:style>
    <style:style style:name="T1" style:family="text">
      <style:text-properties officeooo:rsid="00392658"/>
    </style:style>
    <style:style style:name="T2" style:family="text">
      <style:text-properties officeooo:rsid="009f6e8a"/>
    </style:style>
    <style:style style:name="T3" style:family="text">
      <style:text-properties officeooo:rsid="009fa050"/>
    </style:style>
    <style:style style:name="T4" style:family="text">
      <style:text-properties officeooo:rsid="004bc28a"/>
    </style:style>
    <style:style style:name="T5" style:family="text">
      <style:text-properties officeooo:rsid="0027d890"/>
    </style:style>
    <style:style style:name="T6" style:family="text">
      <style:text-properties officeooo:rsid="003705b7"/>
    </style:style>
    <style:style style:name="T7" style:family="text">
      <style:text-properties officeooo:rsid="00297fa1"/>
    </style:style>
    <style:style style:name="T8" style:family="text">
      <style:text-properties officeooo:rsid="001a545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39c6" style:font-weight-asian="bold" style:font-weight-complex="bold"/>
    </style:style>
    <style:style style:name="T11" style:family="text">
      <style:text-properties officeooo:rsid="00645135"/>
    </style:style>
    <style:style style:name="T12" style:family="text">
      <style:text-properties officeooo:rsid="00354977"/>
    </style:style>
    <style:style style:name="T13" style:family="text">
      <style:text-properties officeooo:rsid="005d64e0"/>
    </style:style>
    <style:style style:name="T14" style:family="text">
      <style:text-properties style:font-name-asian="Droid Sans Fallback" style:font-name-complex="Liberation Mono"/>
    </style:style>
    <style:style style:name="T15" style:family="text">
      <style:text-properties officeooo:rsid="005315f6" style:font-name-asian="Droid Sans Fallback" style:font-name-complex="Liberation Mono"/>
    </style:style>
    <style:style style:name="T16" style:family="text">
      <style:text-properties style:font-name="Liberation Serif1"/>
    </style:style>
    <style:style style:name="T17" style:family="text">
      <style:text-properties style:font-name="Liberation Serif1" fo:font-weight="bold" style:font-weight-asian="bold" style:font-weight-complex="bold"/>
    </style:style>
    <style:style style:name="T18" style:family="text">
      <style:text-properties officeooo:rsid="00c57d4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style:font-name-asian="Droid Sans Fallback1" style:font-size-asian="10pt" style:font-name-complex="Liberation Mono1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fo:font-size="10pt" fo:font-style="normal" fo:font-weight="bold" style:font-name-asian="Droid Sans Fallback1" style:font-size-asian="10pt" style:font-style-asian="normal" style:font-weight-asian="bold" style:font-name-complex="Liberation Mono1" style:font-size-complex="10pt" style:font-style-complex="normal" style:font-weight-complex="bold"/>
    </style:style>
    <style:style style:name="T23" style:family="text">
      <style:text-properties officeooo:rsid="00224d23"/>
    </style:style>
    <style:style style:name="T24" style:family="text">
      <style:text-properties officeooo:rsid="00969b2c"/>
    </style:style>
    <style:style style:name="T25" style:family="text">
      <style:text-properties officeooo:rsid="002736e8"/>
    </style:style>
    <style:style style:name="T26" style:family="text">
      <style:text-properties officeooo:rsid="00962351"/>
    </style:style>
    <style:style style:name="T27" style:family="text">
      <style:text-properties officeooo:rsid="00acf28c"/>
    </style:style>
    <style:style style:name="T28" style:family="text">
      <style:text-properties officeooo:rsid="001a492b"/>
    </style:style>
    <style:style style:name="T29" style:family="text">
      <style:text-properties style:font-name="Liberation Mono1" fo:font-size="10pt" style:font-name-asian="Droid Sans Fallback1" style:font-size-asian="10pt" style:font-name-complex="Liberation Mono1" style:font-size-complex="10pt"/>
    </style:style>
    <style:style style:name="T30" style:family="text">
      <style:text-properties officeooo:rsid="00e33ae0"/>
    </style:style>
    <style:style style:name="T31" style:family="text">
      <style:text-properties fo:font-style="normal" officeooo:rsid="00a3de54" style:font-name-asian="Droid Sans Fallback1" style:font-style-asian="normal" style:font-name-complex="Liberation Mono1" style:font-style-complex="normal"/>
    </style:style>
    <style:style style:name="T32" style:family="text">
      <style:text-properties fo:font-style="normal" style:text-underline-style="none" fo:font-weight="bold" style:font-name-asian="Droid Sans Fallback" style:font-style-asian="normal" style:font-weight-asian="bold" style:font-name-complex="Liberation Mono" style:font-style-complex="normal" style:font-weight-complex="bold"/>
    </style:style>
    <style:style style:name="T33" style:family="text">
      <style:text-properties officeooo:rsid="00448043"/>
    </style:style>
    <style:style style:name="T34" style:family="text">
      <style:text-properties officeooo:rsid="00d41cb1"/>
    </style:style>
    <style:style style:name="T35" style:family="text">
      <style:text-properties style:text-underline-style="none" fo:font-weight="bold" style:font-name-asian="Droid Sans Fallback" style:font-weight-asian="bold" style:font-name-complex="Liberation Mono" style:font-weight-complex="bold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officeooo:rsid="00d84a75"/>
    </style:style>
    <style:style style:name="T38" style:family="text">
      <style:text-properties officeooo:rsid="00ce8944"/>
    </style:style>
    <style:style style:name="T39" style:family="text">
      <style:text-properties officeooo:rsid="00ced6ff"/>
    </style:style>
    <style:style style:name="T40" style:family="text">
      <style:text-properties officeooo:rsid="00d9d3c0"/>
    </style:style>
    <style:style style:name="T41" style:family="text">
      <style:text-properties officeooo:rsid="00dbd79f"/>
    </style:style>
    <style:style style:name="T42" style:family="text">
      <style:text-properties officeooo:rsid="00dd804a"/>
    </style:style>
    <style:style style:name="T43" style:family="text">
      <style:text-properties officeooo:rsid="013f2f8a"/>
    </style:style>
    <style:style style:name="T44" style:family="text">
      <style:text-properties officeooo:rsid="0135553a"/>
    </style:style>
    <style:style style:name="T45" style:family="text">
      <style:text-properties officeooo:rsid="001cf58a"/>
    </style:style>
    <style:style style:name="T46" style:family="text">
      <style:text-properties style:font-name="Liberation Sans1" style:text-underline-style="none"/>
    </style:style>
    <style:style style:name="T47" style:family="text">
      <style:text-properties style:font-name="Liberation Sans1" style:text-underline-style="none" style:font-name-asian="Droid Sans Fallback" style:font-name-complex="Liberation Mono"/>
    </style:style>
    <style:style style:name="T48" style:family="text">
      <style:text-properties style:font-name="Liberation Sans1" fo:font-style="normal" style:text-underline-style="none" style:font-name-asian="Droid Sans Fallback" style:font-style-asian="normal" style:font-name-complex="Liberation Mono" style:font-style-complex="normal"/>
    </style:style>
    <style:style style:name="T49" style:family="text">
      <style:text-properties officeooo:rsid="001e39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PĀḶI TIPIṬAKA PROJECTOR - INSTRUCTIONS</text:p>
      <text:p text:style-name="P67">version 1.0 (180<text:span text:style-name="T33">501</text:span>)</text:p>
      <text:p text:style-name="P4"/>
      <text:h text:style-name="P81" text:outline-level="1">Terms of Use</text:h>
      <text:p text:style-name="P32"/>
      <text:p text:style-name="P27">This software (web-application) <text:span text:style-name="T45">is released</text:span> “as is” with the hope that may it be helpful to users. The developer<text:span text:style-name="T1">s</text:span>/<text:span text:style-name="T1">contributors</text:span> of this application take no responsibilities or warranties of anything related to quality or <text:span text:style-name="T2">thing of any kind</text:span> related to the use of this application under <text:span text:style-name="T3">any</text:span> circumstances.</text:p>
      <text:p text:style-name="P27"/>
      <text:p text:style-name="P28">This <text:span text:style-name="T4">work</text:span> does include or use with<text:span text:style-name="T5">/</text:span>without modif<text:span text:style-name="T6">ied</text:span> source code and/or dictionary data that have been created by others. They may carry one or more type<text:span text:style-name="T7">s</text:span> of different licenses.</text:p>
      <text:p text:style-name="P48"/>
      <text:p text:style-name="P48"><text:span text:style-name="T8">Please check </text:span><text:span text:style-name="T8"><text:bookmark-ref text:reference-format="text" text:ref-name="license">Software – Licenses &amp; Credits</text:bookmark-ref></text:span><text:span text:style-name="T8"> session for more information.</text:span></text:p>
      <text:p text:style-name="P49"/>
      <text:p text:style-name="P75"><text:span text:style-name="T11">A</text:span>s permission<text:span text:style-name="T5">s</text:span> gra<text:span text:style-name="T34">n</text:span>ted <text:span text:style-name="T12">to</text:span> us to use <text:span text:style-name="T5">some of the </text:span>materials <text:span text:style-name="T12">in this work with the conditions that this work is for free distribution only. Thus, please kindly be noted that:</text:span></text:p>
      <text:p text:style-name="P73"/>
      <text:p text:style-name="P70"/>
      <text:p text:style-name="P72"><text:span text:style-name="T47">This </text:span><text:span text:style-name="T48">Pāḷi Tipiṭaka Projector </text:span><text:span text:style-name="T46">is for free distribution only.</text:span></text:p>
      <text:p text:style-name="P71"/>
      <text:p text:style-name="P76"/>
      <text:p text:style-name="P74">The materials created by others could <text:span text:style-name="T37">still </text:span>have <text:span text:style-name="T38">many</text:span> <text:span text:style-name="T39">other </text:span>rights reserved by the<text:span text:style-name="T40">ir</text:span> owners. Thus, it is advisable to contact them for more information if you would have any questions related to their materials.</text:p>
      <text:p text:style-name="P29"/>
      <text:p text:style-name="P57">reminder</text:p>
      <text:p text:style-name="P51"/>
      <text:p text:style-name="P52">Please remember that having looked up words in dictionaries alone may not help you understand a Pāḷi sentence correctly. One may need to learn pāḷi properly and acquired other factors to understand it better.</text:p>
      <text:p text:style-name="P53"/>
      <text:p text:style-name="P53">Sometimes, a definition given in a particular dictionary may not be correct. <text:span text:style-name="T13">Yes, it happens</text:span>. You may need to cross-check with other reliable sources/dictionaries <text:span text:style-name="T41">sometimes</text:span>.</text:p>
      <text:p text:style-name="P53"/>
      <text:p text:style-name="P53"><text:span text:style-name="T15">Hope that</text:span><text:span text:style-name="T14"> this Pāḷi Tipiṭaka Projector </text:span><text:span text:style-name="T15">will be useful for you!</text:span></text:p>
      <text:p text:style-name="P54"/>
      <text:p text:style-name="P55"><text:span text:style-name="T42">H</text:span>appy reading!</text:p>
      <text:p text:style-name="P31"/>
      <text:h text:style-name="P84" text:outline-level="1"><text:bookmark-start text:name="Software - License Credits"/><text:bookmark-start text:name="license"/><text:span text:style-name="T16">Software – Licenses &amp; </text:span><text:span text:style-name="T17">Credits</text:span><text:bookmark-end text:name="Software - License Credits"/><text:bookmark-end text:name="license"/></text:h>
      <text:p text:style-name="P44">This app does include or use with/without modify source code and/or dictionary data that have been created by others.</text:p>
      <text:p text:style-name="P44"/>
      <text:p text:style-name="P33"/>
      <text:p text:style-name="P33">For: Pāḷi Tipiṭaka Projector - Version 1.0 (180<text:span text:style-name="T18">501</text:span>)</text:p>
      <text:p text:style-name="P44"/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4">No.</text:p>
          </table:table-cell>
          <table:table-cell table:style-name="Table1.A1" office:value-type="string">
            <text:p text:style-name="P44">Items</text:p>
          </table:table-cell>
          <table:table-cell table:style-name="Table1.C1" office:value-type="string">
            <text:p text:style-name="P44">Remarks</text:p>
          </table:table-cell>
        </table:table-row>
        <table:table-row table:style-name="Table1.2">
          <table:table-cell table:style-name="Table1.A2" table:number-columns-spanned="3" office:value-type="string">
            <text:p text:style-name="P34">PROGRAMMING SOURCE CODES (Mainly Javascripts)</text:p>
          </table:table-cell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4">jQuery JavaScript Library v3.3.1 </text:p>
          </table:table-cell>
          <table:table-cell table:style-name="Table1.C25" office:value-type="string">
            <text:p text:style-name="P44"><text:bookmark-ref text:reference-format="text" text:ref-name="jquery">jQuery JavaScript Library v3.3.1</text:bookmark-ref></text:p>
            <text:p text:style-name="P44">https://jquery.com/ </text:p>
          </table:table-cell>
        </table:table-row>
        <table:table-row table:style-name="Table1.1">
          <table:table-cell table:style-name="Table1.A25" office:value-type="string">
            <text:p text:style-name="P44">2</text:p>
          </table:table-cell>
          <table:table-cell table:style-name="Table1.B25" office:value-type="string">
            <text:p text:style-name="P44">Script to Select Word On Click </text:p>
          </table:table-cell>
          <table:table-cell table:style-name="Table1.C25" office:value-type="string">
            <text:p text:style-name="P36"/>
            <text:p text:style-name="P35"><text:bookmark-ref text:reference-format="text" text:ref-name="select">Select Word on Click</text:bookmark-ref></text:p>
            <text:p text:style-name="P44"/>
          </table:table-cell>
        </table:table-row>
        <table:table-row table:style-name="Table1.1">
          <table:table-cell table:style-name="Table1.A25" office:value-type="string">
            <text:p text:style-name="P44">3</text:p>
          </table:table-cell>
          <table:table-cell table:style-name="Table1.B25" office:value-type="string">
            <text:p text:style-name="P44">Javascript functions: </text:p>
            <text:p text:style-name="P44">function toMyanmar(k),function toSinhala(l)</text:p>
            <text:p text:style-name="P44"><text:span text:style-name="T19">function toDevar(l),</text:span><text:span text:style-name="T20">function toThai(m)</text:span></text:p>
            <text:p text:style-name="P45"/>
          </table:table-cell>
          <table:table-cell table:style-name="Table1.C25" office:value-type="string">
            <text:p text:style-name="P44">Adapted from <text:bookmark-ref text:reference-format="text" text:ref-name="sc">Adapted From Suttacentral Offline Website 2016 JS Data</text:bookmark-ref></text:p>
          </table:table-cell>
        </table:table-row>
        <table:table-row table:style-name="Table1.1">
          <table:table-cell table:style-name="Table1.A25" office:value-type="string">
            <text:p text:style-name="P44">4</text:p>
          </table:table-cell>
          <table:table-cell table:style-name="Table1.B25" office:value-type="string">
            <text:p text:style-name="P44"/>
            <text:p text:style-name="P38"><text:span text:style-name="T23">Digital Tipiṭaka</text:span> <text:span text:style-name="T23">Text Website</text:span></text:p>
            <text:p text:style-name="P38"/>
            <text:p text:style-name="P37">Adapted from <text:span text:style-name="T24">a </text:span>tipitaka digital text version from Vipassana Research Institute</text:p>
            <text:p text:style-name="P37"/>
            <text:p text:style-name="P37">by Ven. Ariyavamsa (TW).</text:p>
            <text:p text:style-name="P37"/>
            <text:p text:style-name="P37"><text:span text:style-name="T25">(</text:span>Used with permission <text:span text:style-name="T26">from VRI</text:span> for free distribution <text:span text:style-name="T27">purpose</text:span>.<text:span text:style-name="T25">)</text:span></text:p>
            <text:p text:style-name="P44"/>
          </table:table-cell>
          <table:table-cell table:style-name="Table1.C25" office:value-type="string">
            <text:p text:style-name="P44"/>
            <text:p text:style-name="P40">Adapted from:</text:p>
            <text:p text:style-name="P44"/>
            <text:p text:style-name="P44"><text:bookmark-ref text:reference-format="text" text:ref-name="VRI">Tipitaka Digital Text Version From Vipassana Research Institute</text:bookmark-ref></text:p>
            <text:p text:style-name="P44"/>
            <text:p text:style-name="P41"/>
            <text:p text:style-name="P44"/>
          </table:table-cell>
        </table:table-row>
        <table:table-row table:style-name="Table1.1">
          <table:table-cell table:style-name="Table1.A7" table:number-columns-spanned="3" office:value-type="string">
            <text:p text:style-name="P59">FONTS</text:p>
          </table:table-cell>
          <table:covered-table-cell/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4">DejaVuSansCondensed.ttf</text:p>
            <text:p text:style-name="P44">Version 2.37</text:p>
            <text:p text:style-name="P44"/>
            <text:p text:style-name="P44"/>
          </table:table-cell>
          <table:table-cell table:style-name="Table1.C25" office:value-type="string">
            <text:p text:style-name="P44">Copyright (c) 2003 by Bitstream, Inc. All Rights Reserved. </text:p>
            <text:p text:style-name="P44">Copyright (c) 2006 by Tavmjong Bah. All Rights Reserved. </text:p>
            <text:p text:style-name="P44">DejaVu changes are in public domain </text:p>
            <text:p text:style-name="P44"/>
            <text:p text:style-name="P44">See Check LICENSE in the folder fonts/DejaVu for more details</text:p>
          </table:table-cell>
        </table:table-row>
        <table:table-row table:style-name="Table1.1">
          <table:table-cell table:style-name="Table1.A25" office:value-type="string">
            <text:p text:style-name="P44"/>
          </table:table-cell>
          <table:table-cell table:style-name="Table1.B25" office:value-type="string">
            <text:p text:style-name="P44"/>
          </table:table-cell>
          <table:table-cell table:style-name="Table1.C25" office:value-type="string">
            <text:p text:style-name="P44"/>
          </table:table-cell>
        </table:table-row>
        <table:table-row table:style-name="Table1.1">
          <table:table-cell table:style-name="Table1.A2" table:number-columns-spanned="3" office:value-type="string">
            <text:p text:style-name="P34">DICTIONARY DATA</text:p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44"/>
          </table:table-cell>
          <table:table-cell table:style-name="Table1.B11" table:number-columns-spanned="2" office:value-type="string">
            <text:p text:style-name="P44">English Dictionary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43">1</text:p>
          </table:table-cell>
          <table:table-cell table:style-name="Table1.B25" office:value-type="string">
            <text:p text:style-name="P2"><text:s/>wn-Eng-Eng-Dictionary_WordNet_3.0_.js</text:p>
          </table:table-cell>
          <table:table-cell table:style-name="Table1.C25" office:value-type="string">
            <text:p text:style-name="P43"/>
            <text:p text:style-name="P42"><text:bookmark-ref text:reference-format="text" text:ref-name="Wordnet">Wordnet</text:bookmark-ref></text:p>
            <text:p text:style-name="P43"/>
          </table:table-cell>
        </table:table-row>
        <table:table-row table:style-name="Table1.1">
          <table:table-cell table:style-name="Table1.A25" office:value-type="string">
            <text:p text:style-name="P44"/>
          </table:table-cell>
          <table:table-cell table:style-name="Table1.B25" office:value-type="string">
            <text:p text:style-name="P3"/>
            <text:p text:style-name="P3"/>
            <text:p text:style-name="P3"/>
          </table:table-cell>
          <table:table-cell table:style-name="Table1.C25" office:value-type="string">
            <text:p text:style-name="P44"/>
            <text:p text:style-name="P44"/>
            <text:p text:style-name="P44"/>
          </table:table-cell>
        </table:table-row>
        <text:soft-page-break/>
        <table:table-row table:style-name="Table1.1">
          <table:table-cell table:style-name="Table1.A11" office:value-type="string">
            <text:p text:style-name="P44"/>
          </table:table-cell>
          <table:table-cell table:style-name="Table1.B11" table:number-columns-spanned="2" office:value-type="string">
            <text:p text:style-name="P44">Pali – English Dictionary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3">000_wordbreakdata_Pali_Pali_grammar_Dictionary_extract_DPR_2018.js</text:p>
            <text:p text:style-name="P46"/>
          </table:table-cell>
          <table:table-cell table:style-name="Table1.C25" office:value-type="string">
            <text:p text:style-name="P44">000 Extracted and generated with Grammar Function from <text:bookmark-ref text:reference-format="text" text:ref-name="dpr">Digital Pali Reader (DPR)</text:bookmark-ref>data</text:p>
            <text:p text:style-name="P44"/>
            <text:p text:style-name="P44">by Ven. Ariyavamsa (TW)</text:p>
          </table:table-cell>
        </table:table-row>
        <table:table-row table:style-name="Table1.1">
          <table:table-cell table:style-name="Table1.A25" office:value-type="string">
            <text:p text:style-name="P44">2</text:p>
          </table:table-cell>
          <table:table-cell table:style-name="Table1.B25" office:value-type="string">
            <text:p text:style-name="P3">pe1_Pali_English_sc2016_pi2en-maindata-v1.2.js</text:p>
            <text:p text:style-name="P44"/>
            <text:p text:style-name="P44">Suttacentral Offline Website 2016 file: pi2en-maindata-v1.2.js</text:p>
            <text:p text:style-name="P44"/>
            <text:p text:style-name="P45"/>
          </table:table-cell>
          <table:table-cell table:style-name="Table1.C25" office:value-type="string">
            <text:p text:style-name="P44">Adapted from <text:bookmark-ref text:reference-format="text" text:ref-name="sc">Adapted From Suttacentral Offline Website 2016 JS Data</text:bookmark-ref></text:p>
          </table:table-cell>
        </table:table-row>
        <table:table-row table:style-name="Table1.1">
          <table:table-cell table:style-name="Table1.A25" office:value-type="string">
            <text:p text:style-name="P44">3</text:p>
          </table:table-cell>
          <table:table-cell table:style-name="Table1.B25" office:value-type="string">
            <text:p text:style-name="P3">pe2_Pali_English_Dictionary_extract_DPR_2018.js</text:p>
            <text:p text:style-name="P46"/>
          </table:table-cell>
          <table:table-cell table:style-name="Table1.C25" office:value-type="string">
            <text:p text:style-name="P44">PE2 Extracted from <text:bookmark-ref text:reference-format="text" text:ref-name="dpr">Digital Pali Reader (DPR)</text:bookmark-ref>data</text:p>
            <text:p text:style-name="P44"/>
            <text:p text:style-name="P44">by Ven. Ariyavamsa (TW)</text:p>
            <text:p text:style-name="P44"/>
          </table:table-cell>
        </table:table-row>
        <table:table-row table:style-name="Table1.1">
          <table:table-cell table:style-name="Table1.A11" office:value-type="string">
            <text:p text:style-name="P44"/>
          </table:table-cell>
          <table:table-cell table:style-name="Table1.B11" table:number-columns-spanned="2" office:value-type="string">
            <text:p text:style-name="P44"><text:span text:style-name="T21">Pali – Vietnamese </text:span><text:span text:style-name="T22">Dictionary</text:span>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4">* pv1 dictionary file: pv1_Pali_Viet_Dictionary_by_ngaiBuuChon_stardict.js</text:p>
            <text:p text:style-name="P44"/>
            <text:p text:style-name="P44">"Pali Viet Dictionary <text:s/>Bản dịch của ngài Bửu Chơn."</text:p>
          </table:table-cell>
          <table:table-cell table:style-name="Table1.C25" office:value-type="string">
            <text:p text:style-name="P44"><text:bookmark-ref text:reference-format="text" text:ref-name="pv1">PV1 Converted From Stardict File</text:bookmark-ref></text:p>
          </table:table-cell>
        </table:table-row>
        <table:table-row table:style-name="Table1.1">
          <table:table-cell table:style-name="Table1.A25" office:value-type="string">
            <text:p text:style-name="P44">2</text:p>
          </table:table-cell>
          <table:table-cell table:style-name="Table1.B25" office:value-type="string">
            <text:p text:style-name="P44">* pv2 dictionary file: pv2_Pali_Viet_Abhi-Terms_by_ngaiTinhSu_Stardict.js</text:p>
            <text:p text:style-name="P44"/>
          </table:table-cell>
          <table:table-cell table:style-name="Table1.C25" office:value-type="string">
            <text:p text:style-name="P44"><text:bookmark-ref text:reference-format="text" text:ref-name="pv2">PV2 Converted From Stardict File</text:bookmark-ref></text:p>
          </table:table-cell>
        </table:table-row>
        <table:table-row table:style-name="Table1.1">
          <table:table-cell table:style-name="Table1.A25" office:value-type="string">
            <text:p text:style-name="P44">3</text:p>
          </table:table-cell>
          <table:table-cell table:style-name="Table1.B25" office:value-type="string">
            <text:p text:style-name="P44">* pv3 dictionary file: <text:span text:style-name="T28">pv3_Pali_Viet_Vinaya-Terms_by_VenGiacNguyenBhikkhu.js</text:span></text:p>
          </table:table-cell>
          <table:table-cell table:style-name="Table1.C25" office:value-type="string">
            <text:p text:style-name="P44"/>
            <text:p text:style-name="P44"><text:bookmark-ref text:reference-format="text" text:ref-name="pv3">PV3 Converted From Stardict File</text:bookmark-ref></text:p>
          </table:table-cell>
        </table:table-row>
        <table:table-row table:style-name="Table1.1">
          <table:table-cell table:style-name="Table1.A11" office:value-type="string">
            <text:p text:style-name="P44"/>
          </table:table-cell>
          <table:table-cell table:style-name="Table1.B11" table:number-columns-spanned="2" office:value-type="string">
            <text:p text:style-name="P44"><text:span text:style-name="T21">Pali Indonesia </text:span><text:span text:style-name="T22">Dictionary</text:span>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4">* pd1 dictionary file: pd1_Pali_Indo_sc2016_pi2id-maindata-v1.js</text:p>
            <text:p text:style-name="P44"><text:span text:style-name="T29">Suttacentral Offline Website 2016 file: </text:span><text:span text:style-name="T19">pi2id-maindata-v1.js</text:span></text:p>
            <text:p text:style-name="P45"/>
          </table:table-cell>
          <table:table-cell table:style-name="Table1.C25" office:value-type="string">
            <text:p text:style-name="P44">Adapted from <text:bookmark-ref text:reference-format="text" text:ref-name="sc">Adapted From Suttacentral Offline Website 2016 JS Data</text:bookmark-ref></text:p>
          </table:table-cell>
        </table:table-row>
        <table:table-row table:style-name="Table1.1">
          <table:table-cell table:style-name="Table1.A11" office:value-type="string">
            <text:p text:style-name="P44"/>
          </table:table-cell>
          <table:table-cell table:style-name="Table1.B11" table:number-columns-spanned="2" office:value-type="string">
            <text:p text:style-name="P44"><text:span text:style-name="T21">Pali – Germany </text:span><text:span text:style-name="T22">Dictionary</text:span></text:p>
          </table:table-cell>
          <table:covered-table-cell/>
        </table:table-row>
        <table:table-row table:style-name="Table1.1">
          <table:table-cell table:style-name="Table1.A25" office:value-type="string">
            <text:p text:style-name="P44">1</text:p>
          </table:table-cell>
          <table:table-cell table:style-name="Table1.B25" office:value-type="string">
            <text:p text:style-name="P44">* pg1 dictionary file: pg1_Pali_Germany_sc2016_pi2de-maindata-v1.2.js</text:p>
            <text:p text:style-name="P44"/>
            <text:p text:style-name="P44">Suttacentral Offline Website 2016 file: pi2de-maindata-v1.2.js</text:p>
            <text:p text:style-name="P46"/>
          </table:table-cell>
          <table:table-cell table:style-name="Table1.C25" office:value-type="string">
            <text:p text:style-name="P44">Adapted from <text:bookmark-ref text:reference-format="text" text:ref-name="sc">Adapted From Suttacentral Offline Website 2016 JS Data</text:bookmark-ref></text:p>
          </table:table-cell>
        </table:table-row>
        <table:table-row table:style-name="Table1.1">
          <table:table-cell table:style-name="Table1.A11" office:value-type="string">
            <text:p text:style-name="P44"/>
          </table:table-cell>
          <table:table-cell table:style-name="Table1.A11" office:value-type="string">
            <text:p text:style-name="P44"><text:span text:style-name="T21">Pali – Chinese </text:span><text:span text:style-name="T22">Dictionary</text:span></text:p>
          </table:table-cell>
          <table:table-cell table:style-name="Table1.B11" office:value-type="string">
            <text:p text:style-name="P44"/>
          </table:table-cell>
        </table:table-row>
        <table:table-row table:style-name="Table1.1">
          <table:table-cell table:style-name="Table1.A27" office:value-type="string">
            <text:p text:style-name="P44">1</text:p>
          </table:table-cell>
          <table:table-cell table:style-name="Table1.B27" office:value-type="string">
            <text:p text:style-name="P44">* pc1 dictionary file: pc1_Pali_Zh_sc2016_pi2zh-maindata-v1.js</text:p>
          </table:table-cell>
          <table:table-cell table:style-name="Table1.C27" office:value-type="string">
            <text:p text:style-name="P44"><text:span text:style-name="T30">Adapted from </text:span><text:bookmark-ref text:reference-format="text" text:ref-name="sc">Adapted From Suttacentral Offline Website 2016 JS Data</text:bookmark-ref></text:p>
          </table:table-cell>
        </table:table-row>
      </table:table>
      <text:p text:style-name="P47"/>
      <text:p text:style-name="P3"/>
      <text:p text:style-name="P7"/>
      <text:p text:style-name="P47">MORE DETAILS</text:p>
      <text:p text:style-name="P39"/>
      <text:p text:style-name="P60"><text:bookmark-start text:name="VRI"/><text:span text:style-name="T9">Tipitaka Digital Text Version From Vipassana Research Institute</text:span><text:bookmark-end text:name="VRI"/> </text:p>
      <text:p text:style-name="P61"/>
      <text:p text:style-name="P62">Used with kind permission from VRI <text:span text:style-name="T9">for free distribution purpose </text:span><text:span text:style-name="T10">ONLY</text:span>.</text:p>
      <text:p text:style-name="P62"/>
      <text:p text:style-name="P79">The tipitaka text used in this work is based on the digital tipitaka text version from Vipassana Research Institute. </text:p>
      <text:p text:style-name="P79">Used with permission and gratefully acknowledgment. </text:p>
      <text:p text:style-name="P77"/>
      <text:p text:style-name="P77">********************************* </text:p>
      <text:p text:style-name="P78">This tipitaka digital text version copyright Vipassana Research Institute ("VRI"), Mumbai India. </text:p>
      <text:p text:style-name="P78">Use by permission of VRI gratefully acknowledged. </text:p>
      <text:p text:style-name="P78">********************************* </text:p>
      <text:p text:style-name="P77"/>
      <text:p text:style-name="P44"/>
      <text:p text:style-name="P80"><text:bookmark-start text:name="jquery"/><text:bookmark-start text:name="Jquery Javascript Lib"/><text:span text:style-name="T9">jQuery JavaScript Library v3.3.1</text:span><text:bookmark-end text:name="jquery"/><text:bookmark-end text:name="Jquery Javascript Lib"/></text:p>
      <text:p text:style-name="P16"/>
      <text:p text:style-name="P26">You are free to use the Project in any other project (even commercial projects) as long as the copyright header is left intact.</text:p>
      <text:p text:style-name="P16"><text:span text:style-name="T43"><text:s/></text:span>/*!</text:p>
      <text:p text:style-name="P16"><text:s/>* jQuery JavaScript Library v3.3.1</text:p>
      <text:p text:style-name="P16"><text:s/>* https://jquery.com/</text:p>
      <text:p text:style-name="P16"><text:s/>*</text:p>
      <text:p text:style-name="P16"><text:s/>* Includes Sizzle.js</text:p>
      <text:p text:style-name="P16"><text:s/>* https://sizzlejs.com/</text:p>
      <text:p text:style-name="P16"><text:s/>*</text:p>
      <text:p text:style-name="P16"><text:s/>* Copyright JS Foundation and other contributors</text:p>
      <text:p text:style-name="P16"><text:s/>* Released under the MIT license</text:p>
      <text:p text:style-name="P16"><text:s/>* https://jquery.org/license</text:p>
      <text:p text:style-name="P16"><text:s/>*</text:p>
      <text:p text:style-name="P16"><text:s/>* Date: 2018-01-20T17:24Z</text:p>
      <text:p text:style-name="P8"><text:s/>*/</text:p>
      <text:p text:style-name="P8"/>
      <text:p text:style-name="P3"/>
      <text:p text:style-name="P13"><text:bookmark-start text:name="Reference"/><text:bookmark-start text:name="select"/>Select Word on Click<text:bookmark-end text:name="Reference"/><text:bookmark-end text:name="select"/></text:p>
      <text:p text:style-name="P16"/>
      <text:p text:style-name="P16">Script Select Word on Click:</text:p>
      <text:p text:style-name="P14"/>
      <text:p text:style-name="P14">@ https://developer.mozilla.org/en-US/docs/Web/API/Selection</text:p>
      <text:p text:style-name="P14">@ https://developer.mozilla.org/en-US/docs/Web/API/Selection/modify</text:p>
      <text:p text:style-name="P14">@ https://developer.mozilla.org/en-US/docs/Web/API/Selection/isCollapsed</text:p>
      <text:p text:style-name="P14">@ https://stackoverflow.com/questions/7563169/detect-which-word-has-been-clicked-on-within-a-text</text:p>
      <text:p text:style-name="P14">@ http://jsfiddle.net/Vap7C/80/ &lt;--this link was posted on https://stackoverflow.com/ by user stevendaniels (https://stackoverflow.com/users/515674/stevendaniels)</text:p>
      <text:p text:style-name="P14">*/</text:p>
      <text:p text:style-name="P16"/>
      <text:p text:style-name="P44"/>
      <text:p text:style-name="P44"/>
      <text:p text:style-name="P12"><text:bookmark-start text:name="dpr"/><text:bookmark-start text:name="Digital Pali Reader (DPR)"/>Digital Pali Reader (DPR)<text:bookmark-end text:name="dpr"/><text:bookmark-end text:name="Digital Pali Reader (DPR)"/></text:p>
      <text:p text:style-name="P15">Used with kind permission from DPR </text:p>
      <text:p text:style-name="P15"/>
      <text:p text:style-name="P16">https://sourceforge.net/projects/digitalpali/</text:p>
      <text:p text:style-name="P16">Related links https://pali.sirimangalo.org/ </text:p>
      <text:p text:style-name="P16"/>
      <text:p text:style-name="P3"/>
      <text:p text:style-name="P58"><text:bookmark-start text:name="pv1"/><text:bookmark-start text:name="PV1 Ngai Buu Chon"/><text:soft-page-break/>PV1 Converted From Stardict File<text:bookmark-end text:name="pv1"/><text:bookmark-end text:name="PV1 Ngai Buu Chon"/></text:p>
      <text:p text:style-name="P66"/>
      <text:p text:style-name="P66">Source files: Form Stardict Dictionary Data</text:p>
      <text:p text:style-name="P63">StarDict's dict ifo file</text:p>
      <text:p text:style-name="P63">version=2.4.2</text:p>
      <text:p text:style-name="P63">wordcount=9965</text:p>
      <text:p text:style-name="P63">idxfilesize=174068</text:p>
      <text:p text:style-name="P63">bookname=Pāli-Viet (Bhikkhu Bửu Chơn)</text:p>
      <text:p text:style-name="P63">author=Bhikkhu Bửu Chơn</text:p>
      <text:p text:style-name="P63">description=convert to StarDict by KhoaBT btkhoa@yahoo.com</text:p>
      <text:p text:style-name="P63">date=2010.05.07</text:p>
      <text:p text:style-name="P63">sametypesequence=m</text:p>
      <text:p text:style-name="P63"/>
      <text:p text:style-name="P65">Related information:</text:p>
      <text:p text:style-name="P66">http://budsas.net/uni/u-tudien-palviet/tdpv-00.htm </text:p>
      <text:p text:style-name="P66"/>
      <text:p text:style-name="P66">Tự điển Pāli-Việt giản lược</text:p>
      <text:p text:style-name="P66"/>
      <text:p text:style-name="P66">Hòa thượng Bửu Chơn</text:p>
      <text:p text:style-name="P66">Nāga Mahāthera</text:p>
      <text:p text:style-name="P66">PL. 2521 - DL. 1976</text:p>
      <text:p text:style-name="P66"/>
      <text:p text:style-name="P66">Dựa theo: "Concise Pāli-English Dictionary", A.P. Buddhadatta Mahāthera, Colombo (1968)</text:p>
      <text:p text:style-name="P66"/>
      <text:p text:style-name="P5"/>
      <text:p text:style-name="P64"><text:bookmark-start text:name="pv2"/><text:bookmark-start text:name="PV2"/>PV2 Converted From Stardict File<text:bookmark-end text:name="pv2"/><text:bookmark-end text:name="PV2"/></text:p>
      <text:p text:style-name="P66"/>
      <text:p text:style-name="P63">StarDict's dict ifo file</text:p>
      <text:p text:style-name="P63">version=2.4.2</text:p>
      <text:p text:style-name="P63">wordcount=3853</text:p>
      <text:p text:style-name="P63">idxfilesize=80413</text:p>
      <text:p text:style-name="P63">bookname=Abhidhamma - Bhikkhu Tịnh Sự</text:p>
      <text:p text:style-name="P63">author=Bhikkhu Tịnh Sự</text:p>
      <text:p text:style-name="P63">description=convert to StarDict by KhoaBT btkhoa@yahoo.com</text:p>
      <text:p text:style-name="P63">date=2010.05.07</text:p>
      <text:p text:style-name="P63">sametypesequence=m</text:p>
      <text:p text:style-name="P66"/>
      <text:p text:style-name="P63">Tu Dien Thuat Ngu Vi Dieu Phap</text:p>
      <text:p text:style-name="P66">ngài Tịnh Sự (phần ghi chú thuật ngữ)</text:p>
      <text:p text:style-name="P66">Ven. SANTAKICCA Mahā Thera (Ðại Trưởng Lão TỊNH SỰ)</text:p>
      <text:p text:style-name="P66"/>
      <text:p text:style-name="P44"/>
      <text:p text:style-name="P9"><text:bookmark-start text:name="pv3"/><text:bookmark-start text:name="PV3"/>PV3 Converted From Stardict File<text:bookmark-end text:name="pv3"/><text:bookmark-end text:name="PV3"/></text:p>
      <text:p text:style-name="P11"/>
      <text:p text:style-name="P11">StarDict's dict ifo file</text:p>
      <text:p text:style-name="P11">bookname=Thuật ngữ tạng Luật Pāli-Viet (Bhikkhu Giác Nguyên)</text:p>
      <text:p text:style-name="P11">author=Bhikkhu Giác Nguyên</text:p>
      <text:p text:style-name="P11">description=convert to StarDict by KhoaBT btkhoa@yahoo.com</text:p>
      <text:p text:style-name="P11">date=2010.05.07</text:p>
      <text:p text:style-name="P11">sametypesequence=m</text:p>
      <text:p text:style-name="P11"><text:s/></text:p>
      <text:p text:style-name="P10">Related information</text:p>
      <text:p text:style-name="P11">THUẬT NGỮ LUẬT TẠNG PĀLI</text:p>
      <text:p text:style-name="P11">http://budsas.net/uni/u-tudien-palviet/tlp-01.htm </text:p>
      <text:p text:style-name="P11">Tỳ khưu Giác Nguyên biên dịch</text:p>
      <text:p text:style-name="P11">PL.2550 – DL. 2006</text:p>
      <text:p text:style-name="P11">*/</text:p>
      <text:p text:style-name="P1"/>
      <text:p text:style-name="P1"><text:soft-page-break/></text:p>
      <text:p text:style-name="P17"><text:bookmark-start text:name="sc"/>Adapted From <text:bookmark-start text:name="Suttacentral Offline Website 2016 JS Data"/>Suttacentral Offline Website 2016 JS Data<text:bookmark-end text:name="sc"/><text:bookmark-end text:name="Suttacentral Offline Website 2016 JS Data"/></text:p>
      <text:p text:style-name="P18"/>
      <text:p text:style-name="P21"><text:span text:style-name="T20">Used with kind permission from </text:span><text:span text:style-name="T31">Suttacentral</text:span></text:p>
      <text:p text:style-name="P19"/>
      <text:p text:style-name="P19">Related information:</text:p>
      <text:p text:style-name="P18">==============================================</text:p>
      <text:p text:style-name="P18">File LICENSE.txt</text:p>
      <text:p text:style-name="P18"/>
      <text:p text:style-name="P18">SuttaCentral Copyright</text:p>
      <text:p text:style-name="P18">======================</text:p>
      <text:p text:style-name="P18"/>
      <text:p text:style-name="P18">&lt;http://suttacentral.net/copyright&gt;</text:p>
      <text:p text:style-name="P18"/>
      <text:p text:style-name="P18">Material on SuttaCentral falls in three distinct categories in relation to</text:p>
      <text:p text:style-name="P18">copyright, which are detailed below. If you wish to assert copyright over any</text:p>
      <text:p text:style-name="P18">material on SuttaCentral, or wish to discuss copyright on SuttaCentral, please</text:p>
      <text:p text:style-name="P18">do not hesitate to contact us.</text:p>
      <text:p text:style-name="P18"/>
      <text:p text:style-name="P18">1. Original material created by SuttaCentral</text:p>
      <text:p text:style-name="P18">--------------------------------------------</text:p>
      <text:p text:style-name="P18"/>
      <text:p text:style-name="P18">All original material created by SuttaCentral is dedicated to the Public Domain</text:p>
      <text:p text:style-name="P18">as per Creative Commons Zero (CC0 1.0 Universal).</text:p>
      <text:p text:style-name="P18"/>
      <text:p text:style-name="P18">This includes all text, design, software, and images created by SuttaCentral or</text:p>
      <text:p text:style-name="P18">persons working for SuttaCentral, on the domain suttacentral.net, or any</text:p>
      <text:p text:style-name="P18">domains or subdomains owned or managed by SuttaCentral, unless otherwise</text:p>
      <text:p text:style-name="P18">specified.</text:p>
      <text:p text:style-name="P18"/>
      <text:p text:style-name="P18">You are invited to copy, alter, redistribute, present, perform, convey or make</text:p>
      <text:p text:style-name="P18">use of any or all of this material in any way you wish. We would appreciate a</text:p>
      <text:p text:style-name="P18">notice of attribution, but this is not necessary. Please let us know if you</text:p>
      <text:p text:style-name="P18">would like any assistance in making use of our materials.</text:p>
      <text:p text:style-name="P18"/>
      <text:p text:style-name="P18">2. Material created by others and made available for SuttaCentral</text:p>
      <text:p text:style-name="P18">-----------------------------------------------------------------</text:p>
      <text:p text:style-name="P18"/>
      <text:p text:style-name="P18">For certain of the material on SuttaCentral the copyright has been asserted by</text:p>
      <text:p text:style-name="P18">third parties. This includes most of the translated texts. In such cases the</text:p>
      <text:p text:style-name="P18">terms of the copyright are specified by the copyright asserter, who is usually</text:p>
      <text:p text:style-name="P18">the translator or original publisher. Such material is used by permission. The</text:p>
      <text:p text:style-name="P18">relevant copyright notices as specified by the asserter of copyright are</text:p>
      <text:p text:style-name="P18">included with the material.</text:p>
      <text:p text:style-name="P18"/>
      <text:p text:style-name="P18">3. Public domain material</text:p>
      <text:p text:style-name="P18">-------------------------</text:p>
      <text:p text:style-name="P18"/>
      <text:p text:style-name="P18">The original texts of Buddhism in Pali, Chinese, Sanskrit, Tibetan, and other</text:p>
      <text:p text:style-name="P18">languages, are in the public domain. We believe that copyright assertions</text:p>
      <text:p text:style-name="P18">regarding such material have no legal basis. Nevertheless, we endeavor to use</text:p>
      <text:p text:style-name="P18">all materials with permission.</text:p>
      <text:p text:style-name="P18"/>
      <text:p text:style-name="P18">In addition, the reference data, including information on parallels, is not an</text:p>
      <text:p text:style-name="P18">"original creation" and as such does not fall within the scope of copyright.</text:p>
      <text:p text:style-name="P44"/>
      <text:h text:style-name="P82" text:outline-level="1"/>
      <text:p text:style-name="P6"/>
      <text:p text:style-name="P1"/>
      <text:p text:style-name="P20"><text:s/></text:p>
      <text:p text:style-name="P23"><text:bookmark-start text:name="Wordnet"/><text:bookmark-start text:name="wordnet"/>W<text:bookmark-end text:name="wordnet"/>ordnet<text:bookmark-end text:name="Wordnet"/></text:p>
      <text:p text:style-name="P20"/>
      <text:p text:style-name="P22">Derived from Goldendict format, retrieved from:</text:p>
      <text:p text:style-name="P22">https://sourceforge.net/projects/goldendict/files/dictionaries </text:p>
      <text:p text:style-name="P22">https://sourceforge.net/projects/goldendict/files/dictionaries/WordNet3.0_1.0.zip</text:p>
      <text:p text:style-name="P24"/>
      <text:p text:style-name="P25">–------------------------------------------</text:p>
      <text:p text:style-name="P25"><text:span text:style-name="T44">Wordnet</text:span> <text:span text:style-name="T44">License</text:span></text:p>
      <text:p text:style-name="P25"/>
      <text:p text:style-name="P20"><text:s text:c="2"/>1 This software and database is being provided to you, the LICENSEE, by <text:s/></text:p>
      <text:p text:style-name="P20"><text:s text:c="2"/>2 Princeton University under the following license. <text:s/>By obtaining, using <text:s/></text:p>
      <text:p text:style-name="P20"><text:s text:c="2"/>3 and/or copying this software and database, you agree that you have <text:s/></text:p>
      <text:p text:style-name="P20"><text:s text:c="2"/>4 read, understood, and will comply with these terms and conditions.: <text:s/></text:p>
      <text:p text:style-name="P20"><text:s text:c="2"/>5 <text:s text:c="2"/></text:p>
      <text:p text:style-name="P20"><text:s text:c="2"/>6 Permission to use, copy, modify and distribute this software and <text:s/></text:p>
      <text:p text:style-name="P20"><text:s text:c="2"/>7 database and its documentation for any purpose and without fee or <text:s/></text:p>
      <text:p text:style-name="P20"><text:s text:c="2"/>8 royalty is hereby granted, provided that you agree to comply with <text:s/></text:p>
      <text:p text:style-name="P20"><text:s text:c="2"/>9 the following copyright notice and statements, including the disclaimer, <text:s/></text:p>
      <text:p text:style-name="P20"><text:s text:c="2"/>10 and that the same appear on ALL copies of the software, database and <text:s/></text:p>
      <text:p text:style-name="P20"><text:s text:c="2"/>11 documentation, including modifications that you make for internal <text:s/></text:p>
      <text:p text:style-name="P20"><text:s text:c="2"/>12 use or for distribution. <text:s/></text:p>
      <text:p text:style-name="P20"><text:s text:c="2"/>13 <text:s text:c="2"/></text:p>
      <text:p text:style-name="P20"><text:s text:c="2"/>14 WordNet 3.0 Copyright 2006 by Princeton University. <text:s/>All rights reserved. <text:s/></text:p>
      <text:p text:style-name="P20"><text:s text:c="2"/>15 <text:s text:c="2"/></text:p>
      <text:p text:style-name="P20"><text:s text:c="2"/>16 THIS SOFTWARE AND DATABASE IS PROVIDED "AS IS" AND PRINCETON <text:s/></text:p>
      <text:p text:style-name="P20"><text:s text:c="2"/>17 UNIVERSITY MAKES NO REPRESENTATIONS OR WARRANTIES, EXPRESS OR <text:s/></text:p>
      <text:p text:style-name="P20"><text:s text:c="2"/>18 IMPLIED. <text:s/>BY WAY OF EXAMPLE, BUT NOT LIMITATION, PRINCETON <text:s/></text:p>
      <text:p text:style-name="P20"><text:s text:c="2"/>19 UNIVERSITY MAKES NO REPRESENTATIONS OR WARRANTIES OF MERCHANT- <text:s/></text:p>
      <text:p text:style-name="P20"><text:s text:c="2"/>20 ABILITY OR FITNESS FOR ANY PARTICULAR PURPOSE OR THAT THE USE <text:s/></text:p>
      <text:p text:style-name="P20"><text:s text:c="2"/>21 OF THE LICENSED SOFTWARE, DATABASE OR DOCUMENTATION WILL NOT <text:s/></text:p>
      <text:p text:style-name="P20"><text:s text:c="2"/>22 INFRINGE ANY THIRD PARTY PATENTS, COPYRIGHTS, TRADEMARKS OR <text:s/></text:p>
      <text:p text:style-name="P20"><text:s text:c="2"/>23 OTHER RIGHTS. <text:s/></text:p>
      <text:p text:style-name="P20"><text:s text:c="2"/>24 <text:s text:c="2"/></text:p>
      <text:p text:style-name="P20"><text:s text:c="2"/>25 The name of Princeton University or Princeton may not be used in <text:s/></text:p>
      <text:p text:style-name="P20"><text:s text:c="2"/>26 advertising or publicity pertaining to distribution of the software <text:s/></text:p>
      <text:p text:style-name="P20"><text:s text:c="2"/>27 and/or database. <text:s/>Title to copyright in this software, database and <text:s/></text:p>
      <text:p text:style-name="P20"><text:s text:c="2"/>28 any associated documentation shall at all times remain with <text:s/></text:p>
      <text:p text:style-name="P20"><text:s text:c="2"/>29 Princeton University and LICENSEE agrees to preserve same. </text:p>
      <text:p text:style-name="P18"/>
      <text:p text:style-name="P44"/>
      <text:h text:style-name="P83" text:outline-level="1"><text:bookmark-start text:name="__RefHeading__6735_107420497"/>Software – New version &amp; Feedback<text:bookmark-end text:name="__RefHeading__6735_107420497"/></text:h>
      <text:p text:style-name="P68">https:/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roid Sans Fallback1" svg:font-family="'Droid Sans Fallback'" style:font-family-generic="modern"/>
    <style:font-face style:name="Liberation Mono1" svg:font-family="'Liberation Mono', 'Courier New'" style:font-family-generic="modern"/>
    <style:font-face style:name="Liberation Serif" svg:font-family="'Liberation Serif'" style:font-family-generic="roman"/>
    <style:font-face style:name="Liberation Sans" svg:font-family="'Liberation Sans'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Liberation Serif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" style:font-size-asian="10pt" style:font-name-complex="Liberation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579d1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ver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9:03:32.001277095</meta:creation-date>
    <meta:editing-duration>P0D</meta:editing-duration>
    <meta:editing-cycles>1</meta:editing-cycles>
    <meta:generator>LibreOffice/4.1.0.4$Linux_X86_64 LibreOffice_project/89ea49ddacd9aa532507cbf852f2bb22b1ace28</meta:generator>
    <dc:description>Pāḷi Tipiṭaka Projector -License Note version 1.0 (20180501)</dc:description>
    <meta:keyword>Pāḷi Tipiṭaka Projector -License Note version 1.0 (20180501)</meta:keyword>
    <dc:subject>Pāḷi Tipiṭaka Projector -License Note version 1.0 (20180501)</dc:subject>
    <dc:title>Pāḷi Tipiṭaka Projector -License Note version 1.0 (20180501)</dc:title>
    <meta:document-statistic meta:table-count="1" meta:image-count="0" meta:object-count="0" meta:page-count="7" meta:paragraph-count="250" meta:word-count="1510" meta:character-count="11320" meta:non-whitespace-character-count="9892"/>
  </office:meta>
</office:document-meta>
</file>